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Hoja_20_2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98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Corriente (A)</text:p>
          </table:table-cell>
          <table:table-cell table:style-name="ce3" office:value-type="string" calcext:value-type="string">
            <text:p>Campo (mT)</text:p>
          </table:table-cell>
          <table:table-cell table:style-name="ce3" office:value-type="string" calcext:value-type="string">
            <text:p>número de mínimos</text:p>
          </table:table-cell>
          <table:table-cell/>
          <table:table-cell table:style-name="ce3" office:value-type="string" calcext:value-type="string">
            <text:p>niquel, Hacia adentro</text:p>
          </table:table-cell>
          <table:table-cell table:style-name="ce4"/>
          <table:table-cell table:style-name="ce3" office:value-type="string" calcext:value-type="string">
            <text:p>Corriente (A)</text:p>
          </table:table-cell>
          <table:table-cell table:style-name="ce3" office:value-type="string" calcext:value-type="string">
            <text:p>número de mínimos</text:p>
          </table:table-cell>
          <table:table-cell table:number-columns-repeated="1016"/>
        </table:table-row>
        <table:table-row table:style-name="ro1">
          <table:table-cell table:style-name="ce1" office:value-type="float" office:value="-0.17" calcext:value-type="float">
            <text:p>-0.17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-0.25" calcext:value-type="float">
            <text:p>-0.2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4"/>
          <table:table-cell table:style-name="ce3" office:value-type="float" office:value="1.46" calcext:value-type="float">
            <text:p>1.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0.27" calcext:value-type="float">
            <text:p>-0.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2.03" calcext:value-type="float">
            <text:p>2.0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0.32" calcext:value-type="float">
            <text:p>-0.3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36" calcext:value-type="float">
            <text:p>-0.3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45" calcext:value-type="float">
            <text:p>-0.4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54" calcext:value-type="float">
            <text:p>-0.5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81" calcext:value-type="float">
            <text:p>-0.8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1.02" calcext:value-type="float">
            <text:p>-1.0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1.56" calcext:value-type="float">
            <text:p>-1.5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-2.06" calcext:value-type="float">
            <text:p>-2.0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0.78" calcext:value-type="float">
            <text:p>0.7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3.35" calcext:value-type="float">
            <text:p>-3.3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1.97" calcext:value-type="float">
            <text:p>1.97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3.31" calcext:value-type="float">
            <text:p>3.3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6"/>
        </table:table-row>
        <table:table-row table:style-name="ro1" table:number-rows-repeated="5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" office:value-type="float" office:value="-0.16" calcext:value-type="float">
            <text:p>-0.1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table:style-name="ce4"/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0.24" calcext:value-type="float">
            <text:p>-0.2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-0.3" calcext:value-type="float">
            <text:p>-0.3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style-name="ce3" office:value-type="float" office:value="2.64" calcext:value-type="float">
            <text:p>2.64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ce1" office:value-type="float" office:value="-0.44" calcext:value-type="float">
            <text:p>-0.4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59" calcext:value-type="float">
            <text:p>-0.5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0.82" calcext:value-type="float">
            <text:p>-0.8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-1.12" calcext:value-type="float">
            <text:p>-1.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4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3.02" calcext:value-type="float">
            <text:p>3.0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2.98" calcext:value-type="float">
            <text:p>2.9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2.71" calcext:value-type="float">
            <text:p>2.7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/>
          <table:table-cell table:number-columns-repeated="4"/>
          <table:table-cell table:style-name="ce4"/>
          <table:table-cell table:style-name="ce3" office:value-type="float" office:value="2.47" calcext:value-type="float">
            <text:p>2.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0.16" calcext:value-type="float">
            <text:p>0.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style-name="ce3" office:value-type="float" office:value="1.87" calcext:value-type="float">
            <text:p>1.8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0.24" calcext:value-type="float">
            <text:p>0.2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style-name="ce3" office:value-type="float" office:value="1.42" calcext:value-type="float">
            <text:p>1.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0.32" calcext:value-type="float">
            <text:p>0.3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style-name="ce3" office:value-type="float" office:value="1.08" calcext:value-type="float">
            <text:p>1.0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" office:value-type="float" office:value="0.51" calcext:value-type="float">
            <text:p>0.5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style-name="ce3" office:value-type="float" office:value="-0.15" calcext:value-type="float">
            <text:p>-0.15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table:style-name="ce1" office:value-type="float" office:value="0.79" calcext:value-type="float">
            <text:p>0.7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16" calcext:value-type="float">
            <text:p>1.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57" calcext:value-type="float">
            <text:p>1.5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2.79" calcext:value-type="float">
            <text:p>2.7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3.19" calcext:value-type="float">
            <text:p>3.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4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3.07" calcext:value-type="float">
            <text:p>3.0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2.14" calcext:value-type="float">
            <text:p>2.1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81" calcext:value-type="float">
            <text:p>1.8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55" calcext:value-type="float">
            <text:p>1.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1.2" calcext:value-type="float">
            <text:p>1.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93" calcext:value-type="float">
            <text:p>0.9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74" calcext:value-type="float">
            <text:p>0.7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55" calcext:value-type="float">
            <text:p>0.5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42" calcext:value-type="float">
            <text:p>0.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27" calcext:value-type="float">
            <text:p>0.2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2" calcext:value-type="float">
            <text:p>0.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>
          <table:table-cell table:style-name="ce1" office:value-type="float" office:value="0.16" calcext:value-type="float">
            <text:p>0.1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4"/>
          <table:table-cell table:number-columns-repeated="1018"/>
        </table:table-row>
        <table:table-row table:style-name="ro1" table:number-rows-repeated="939">
          <table:table-cell table:style-name="ce2"/>
          <table:table-cell table:number-columns-repeated="4"/>
          <table:table-cell table:style-name="ce4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 2" table:style-name="ta2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corriente</text:p>
          </table:table-cell>
          <table:table-cell table:style-name="ce3" office:value-type="string" calcext:value-type="string">
            <text:p>campo</text:p>
          </table:table-cell>
          <table:table-cell table:number-columns-repeated="1022"/>
        </table:table-row>
        <table:table-row table:style-name="ro1"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0.03" calcext:value-type="float">
            <text:p>0.03</text:p>
          </table:table-cell>
          <table:table-cell/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2.1" calcext:value-type="float">
            <text:p>2.1</text:p>
          </table:table-cell>
          <table:table-cell/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2.3" calcext:value-type="float">
            <text:p>2.3</text:p>
          </table:table-cell>
          <table:table-cell table:number-columns-repeated="1016"/>
        </table:table-row>
        <table:table-row table:style-name="ro1"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01" calcext:value-type="float">
            <text:p>0.01</text:p>
          </table:table-cell>
          <table:table-cell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4.5" calcext:value-type="float">
            <text:p>4.5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5.2" calcext:value-type="float">
            <text:p>5.2</text:p>
          </table:table-cell>
          <table:table-cell table:number-columns-repeated="1016"/>
        </table:table-row>
        <table:table-row table:style-name="ro1"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0.23" calcext:value-type="float">
            <text:p>0.23</text:p>
          </table:table-cell>
          <table:table-cell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8.1" calcext:value-type="float">
            <text:p>8.1</text:p>
          </table:table-cell>
          <table:table-cell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7.1" calcext:value-type="float">
            <text:p>7.1</text:p>
          </table:table-cell>
          <table:table-cell table:number-columns-repeated="1016"/>
        </table:table-row>
        <table:table-row table:style-name="ro1">
          <table:table-cell table:style-name="ce3" office:value-type="float" office:value="0.83" calcext:value-type="float">
            <text:p>0.83</text:p>
          </table:table-cell>
          <table:table-cell table:style-name="ce3" office:value-type="float" office:value="0.66" calcext:value-type="float">
            <text:p>0.66</text:p>
          </table:table-cell>
          <table:table-cell/>
          <table:table-cell table:style-name="ce3" office:value-type="float" office:value="0.55" calcext:value-type="float">
            <text:p>0.55</text:p>
          </table:table-cell>
          <table:table-cell table:style-name="ce3" office:value-type="float" office:value="10.5" calcext:value-type="float">
            <text:p>10.5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10.3" calcext:value-type="float">
            <text:p>10.3</text:p>
          </table:table-cell>
          <table:table-cell table:number-columns-repeated="1016"/>
        </table:table-row>
        <table:table-row table:style-name="ro1">
          <table:table-cell table:style-name="ce3" office:value-type="float" office:value="1.38" calcext:value-type="float">
            <text:p>1.38</text:p>
          </table:table-cell>
          <table:table-cell table:style-name="ce3" office:value-type="float" office:value="1.71" calcext:value-type="float">
            <text:p>1.71</text:p>
          </table:table-cell>
          <table:table-cell/>
          <table:table-cell table:style-name="ce3" office:value-type="float" office:value="0.93" calcext:value-type="float">
            <text:p>0.93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style-name="ce3" office:value-type="float" office:value="0.92" calcext:value-type="float">
            <text:p>0.92</text:p>
          </table:table-cell>
          <table:table-cell table:style-name="ce3" office:value-type="float" office:value="17.1" calcext:value-type="float">
            <text:p>17.1</text:p>
          </table:table-cell>
          <table:table-cell table:number-columns-repeated="1016"/>
        </table:table-row>
        <table:table-row table:style-name="ro1">
          <table:table-cell table:style-name="ce3" office:value-type="float" office:value="1.79" calcext:value-type="float">
            <text:p>1.79</text:p>
          </table:table-cell>
          <table:table-cell table:number-columns-repeated="2"/>
          <table:table-cell table:style-name="ce3" office:value-type="float" office:value="1.13" calcext:value-type="float">
            <text:p>1.13</text:p>
          </table:table-cell>
          <table:table-cell table:style-name="ce3" office:value-type="float" office:value="19.5" calcext:value-type="float">
            <text:p>19.5</text:p>
          </table:table-cell>
          <table:table-cell/>
          <table:table-cell table:style-name="ce3" office:value-type="float" office:value="2.53" calcext:value-type="float">
            <text:p>2.53</text:p>
          </table:table-cell>
          <table:table-cell table:style-name="ce3" office:value-type="float" office:value="44.1" calcext:value-type="float">
            <text:p>44.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 office:value-type="float" office:value="1.61" calcext:value-type="float">
            <text:p>1.61</text:p>
          </table:table-cell>
          <table:table-cell table:style-name="ce3" office:value-type="float" office:value="28" calcext:value-type="float">
            <text:p>28</text:p>
          </table:table-cell>
          <table:table-cell/>
          <table:table-cell table:style-name="ce3" office:value-type="float" office:value="2.99" calcext:value-type="float">
            <text:p>2.99</text:p>
          </table:table-cell>
          <table:table-cell table:style-name="ce3" office:value-type="float" office:value="52.5" calcext:value-type="float">
            <text:p>52.5</text:p>
          </table:table-cell>
          <table:table-cell table:number-columns-repeated="1016"/>
        </table:table-row>
        <table:table-row table:style-name="ro1"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-1.71" calcext:value-type="float">
            <text:p>-1.7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35.4" calcext:value-type="float">
            <text:p>35.4</text:p>
          </table:table-cell>
          <table:table-cell/>
          <table:table-cell table:style-name="ce3" office:value-type="float" office:value="3.33" calcext:value-type="float">
            <text:p>3.33</text:p>
          </table:table-cell>
          <table:table-cell table:style-name="ce3" office:value-type="float" office:value="59.5" calcext:value-type="float">
            <text:p>59.5</text:p>
          </table:table-cell>
          <table:table-cell table:number-columns-repeated="1016"/>
        </table:table-row>
        <table:table-row table:style-name="ro1"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-2.53" calcext:value-type="float">
            <text:p>-2.53</text:p>
          </table:table-cell>
          <table:table-cell/>
          <table:table-cell table:style-name="ce3" office:value-type="float" office:value="2.42" calcext:value-type="float">
            <text:p>2.42</text:p>
          </table:table-cell>
          <table:table-cell table:style-name="ce3" office:value-type="float" office:value="43.8" calcext:value-type="float">
            <text:p>43.8</text:p>
          </table:table-cell>
          <table:table-cell table:number-columns-repeated="1019"/>
        </table:table-row>
        <table:table-row table:style-name="ro1">
          <table:table-cell table:style-name="ce3" office:value-type="float" office:value="1.15" calcext:value-type="float">
            <text:p>1.15</text:p>
          </table:table-cell>
          <table:table-cell table:style-name="ce3" office:value-type="float" office:value="-1.91" calcext:value-type="float">
            <text:p>-1.91</text:p>
          </table:table-cell>
          <table:table-cell/>
          <table:table-cell table:style-name="ce3" office:value-type="float" office:value="2.77" calcext:value-type="float">
            <text:p>2.77</text:p>
          </table:table-cell>
          <table:table-cell table:style-name="ce3" office:value-type="float" office:value="49.7" calcext:value-type="float">
            <text:p>49.7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5" table:formula="of:=multiply(1.25663706;pow(10; -6))" office:value-type="float" office:value="0.00000125663706" calcext:value-type="float">
            <text:p>1.25663706E-06</text:p>
          </table:table-cell>
          <table:table-cell table:style-name="ce5" table:formula="of:=[.A14]*[.A15]*[.A9]*1000" office:value-type="float" office:value="2.111150261" calcext:value-type="float">
            <text:p>2.111150261</text:p>
          </table:table-cell>
          <table:table-cell table:number-columns-repeated="1022"/>
        </table:table-row>
        <table:table-row table:style-name="ro1">
          <table:table-cell table:style-name="ce3" office:value-type="float" office:value="12000" calcext:value-type="float">
            <text:p>12000</text:p>
          </table:table-cell>
          <table:table-cell table:style-name="ce5" table:formula="of:=[.A14]*[.A15]*[.D3]*1000" office:value-type="float" office:value="3.619114733" calcext:value-type="float">
            <text:p>3.619114733</text:p>
          </table:table-cell>
          <table:table-cell table:number-columns-repeated="1022"/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table:number-columns-repeated="102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_20_2" style:display-name="PageStyle_Hoja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6" meta:object-count="0"/>
    <meta:generator>LibreOfficeDev/6.0.5.2$Linux_X86_64 LibreOffice_project/</meta:generator>
  </office:meta>
</office:document-meta>
</file>